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cm" draw:marker-start-width="1.25cm" draw:marker-end-width="1.25cm" draw:fill="none" draw:textarea-vertical-align="middle" fo:padding-top="0.475cm" fo:padding-bottom="0.475cm" fo:padding-left="0.6cm" fo:padding-right="0.6cm"/>
    </style:style>
    <style:style style:name="gr2" style:family="graphic" style:parent-style-name="standard">
      <style:graphic-properties svg:stroke-width="0.3cm" svg:stroke-color="#990000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svg:stroke-color="#000099" draw:marker-start-width="0.65cm" draw:marker-end-width="0.65cm" draw:fill="solid" draw:fill-color="#cccccc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7cm" svg:stroke-color="#111111" draw:marker-start-width="1.25cm" draw:marker-end-width="1.25cm" draw:fill="solid" draw:fill-color="#ffffff" draw:textarea-horizontal-align="justify" draw:textarea-vertical-align="middle" draw:auto-grow-height="false" fo:padding-top="0.475cm" fo:padding-bottom="0.475cm" fo:padding-left="0.6cm" fo:padding-right="0.6cm"/>
    </style:style>
    <style:style style:name="gr6" style:family="graphic" style:parent-style-name="standard">
      <style:graphic-properties svg:stroke-width="0.3cm" svg:stroke-color="#ffffff" draw:marker-start-width="0.65cm" draw:marker-end-width="0.65cm" draw:fill="solid" draw:fill-color="#000099" draw:textarea-horizontal-align="justify" draw:textarea-vertical-align="middle" draw:auto-grow-height="fals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6cm" draw:marker-start-width="1.1cm" draw:marker-end-width="1.1cm" draw:fill="none" draw:textarea-vertical-align="middle" fo:padding-top="0.425cm" fo:padding-bottom="0.425cm" fo:padding-left="0.55cm" fo:padding-right="0.55cm"/>
    </style:style>
    <style:style style:name="gr8" style:family="graphic" style:parent-style-name="objectwithoutfill">
      <style:graphic-properties svg:stroke-width="0.4cm" draw:marker-start-width="0.8cm" draw:marker-end-width="0.8cm" draw:fill="none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style:style style:name="T1" style:family="text">
      <style:text-properties fo:color="#990000" fo:font-size="130pt" fo:text-shadow="1pt 1pt" style:text-underline-style="none" fo:font-weight="bold" style:font-size-asian="130pt" style:font-weight-asian="bold" style:font-size-complex="1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-8.017cm" svg:y1="5.291cm" svg:x2="-7.382cm" svg:y2="2.751cm">
          <text:p/>
        </draw:line>
        <draw:line draw:style-name="gr1" draw:text-style-name="P1" draw:layer="layout" svg:x1="-5.985cm" svg:y1="1.762cm" svg:x2="-3.318cm" svg:y2="2.143cm">
          <text:p/>
        </draw:line>
        <draw:custom-shape draw:style-name="gr2" draw:text-style-name="P1" draw:layer="layout" svg:width="2.286cm" svg:height="2.286cm" svg:x="-8.271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-3.319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86cm" svg:height="2.286cm" svg:x="-9.541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7.631cm" svg:height="5.378cm" svg:x="-8.009cm" svg:y="5.047cm">
          <draw:text-box>
            <text:p><text:span text:style-name="T1">MC</text:span></text:p>
          </draw:text-box>
        </draw:frame>
        <draw:custom-shape draw:style-name="gr5" draw:text-style-name="P1" draw:layer="layout" svg:width="6.124cm" svg:height="7.032cm" svg:x="11.807cm" svg:y="4.0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117cm" svg:height="4.117cm" svg:x="15.882cm" svg:y="8.5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285.0059031877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3.001cm" svg:y1="5.508cm" svg:x2="16.732cm" svg:y2="5.508cm">
          <text:p/>
        </draw:line>
        <draw:line draw:style-name="gr8" draw:text-style-name="P1" draw:layer="layout" svg:x1="14.792cm" svg:y1="2.397cm" svg:x2="19.999cm" svg:y2="2.397cm">
          <text:p/>
        </draw:line>
        <draw:line draw:style-name="gr7" draw:text-style-name="P1" draw:layer="layout" svg:x1="13.002cm" svg:y1="6.58cm" svg:x2="16.733cm" svg:y2="6.58cm">
          <text:p/>
        </draw:line>
        <draw:line draw:style-name="gr7" draw:text-style-name="P1" draw:layer="layout" svg:x1="13.002cm" svg:y1="7.651cm" svg:x2="15.003cm" svg:y2="7.651cm">
          <text:p/>
        </draw:line>
        <draw:polyline draw:style-name="gr1" draw:text-style-name="P1" draw:layer="layout" svg:width="7.294cm" svg:height="6.603cm" svg:x="0.746cm" svg:y="1.508cm" svg:viewBox="0 0 7295 6604" draw:points="0,852 0,6604 7295,6604 7295,1065 3648,1065 3648,0 0,0 0,852">
          <draw:glue-point draw:id="4" svg:x="-4.137cm" svg:y="-3.225cm"/>
          <text:p/>
        </draw:polyline>
        <draw:custom-shape draw:style-name="gr5" draw:text-style-name="P1" draw:layer="layout" svg:width="7.501cm" svg:height="4.418cm" draw:transform="skewX (0.282568805897882) translate (2.029cm 3.69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02T16:07:08.540371886</meta:creation-date>
    <dc:date>2014-12-03T03:11:21.451007807</dc:date>
    <dc:creator>Fernando Bachega</dc:creator>
    <meta:editing-duration>PT51M24S</meta:editing-duration>
    <meta:editing-cycles>4</meta:editing-cycles>
    <meta:generator>LibreOffice/4.1.3.2$Linux_X86_64 LibreOffice_project/410m0$Build-2</meta:generator>
    <meta:document-statistic meta:object-count="14"/>
  </office:meta>
</office:document-meta>
</file>